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5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8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72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1.14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8.25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2.53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.457cm" fo:min-width="0.207cm" loext:decorative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.457cm" fo:min-width="0.207cm" loext:decorative="false"/>
    </style:style>
    <style:style style:name="gr12" style:family="graphic" style:parent-style-name="standard">
      <style:graphic-properties draw:fill-color="#2a6099" draw:textarea-horizontal-align="justify" draw:textarea-vertical-align="middle" draw:auto-grow-height="false" fo:min-height="0.457cm" fo:min-width="0.207cm" loext:decorative="false"/>
    </style:style>
    <style:style style:name="gr13" style:family="graphic" style:parent-style-name="standard">
      <style:graphic-properties draw:fill-color="#158466" draw:textarea-horizontal-align="justify" draw:textarea-vertical-align="middle" draw:auto-grow-height="false" fo:min-height="0.457cm" fo:min-width="0.207cm" loext:decorative="false"/>
    </style:style>
    <style:style style:name="gr14" style:family="graphic" style:parent-style-name="standard">
      <style:graphic-properties draw:fill-color="#ff972f" draw:textarea-horizontal-align="justify" draw:textarea-vertical-align="middle" draw:auto-grow-height="false" fo:min-height="0.457cm" fo:min-width="0.207cm" loext:decorative="false"/>
    </style:style>
    <style:style style:name="gr15" style:family="graphic" style:parent-style-name="standard">
      <style:graphic-properties svg:stroke-width="0.279cm" svg:stroke-color="#ff0000" draw:marker-start-width="0.635cm" draw:marker-end-width="0.635cm" draw:textarea-horizontal-align="justify" draw:textarea-vertical-align="middle" draw:auto-grow-height="false" fo:min-height="2.096cm" fo:min-width="2.637cm" fo:padding-top="0.249cm" fo:padding-bottom="0.249cm" fo:padding-left="0.374cm" fo:padding-right="0.374cm" loext:decorative="false"/>
    </style:style>
    <style:style style:name="gr16" style:family="graphic" style:parent-style-name="standard">
      <style:graphic-properties svg:stroke-width="0.279cm" svg:stroke-color="#ffff00" draw:marker-start-width="0.635cm" draw:marker-end-width="0.635cm" draw:textarea-horizontal-align="justify" draw:textarea-vertical-align="middle" draw:auto-grow-height="false" fo:min-height="2.096cm" fo:min-width="2.637cm" fo:padding-top="0.249cm" fo:padding-bottom="0.249cm" fo:padding-left="0.374cm" fo:padding-right="0.374cm" loext:decorative="false"/>
    </style:style>
    <style:style style:name="gr17" style:family="graphic" style:parent-style-name="standard">
      <style:graphic-properties svg:stroke-width="0.279cm" svg:stroke-color="#729fcf" draw:marker-start-width="0.635cm" draw:marker-end-width="0.635cm" draw:textarea-horizontal-align="justify" draw:textarea-vertical-align="middle" draw:auto-grow-height="false" fo:min-height="0.999cm" fo:min-width="2.637cm" fo:padding-top="0.249cm" fo:padding-bottom="0.249cm" fo:padding-left="0.374cm" fo:padding-right="0.374cm" loext:decorative="false"/>
    </style:style>
    <style:style style:name="gr18" style:family="graphic" style:parent-style-name="standard">
      <style:graphic-properties svg:stroke-width="0.279cm" svg:stroke-color="#00a933" draw:marker-start-width="0.635cm" draw:marker-end-width="0.635cm" draw:textarea-horizontal-align="justify" draw:textarea-vertical-align="middle" draw:auto-grow-height="false" fo:min-height="0.999cm" fo:min-width="2.637cm" fo:padding-top="0.249cm" fo:padding-bottom="0.249cm" fo:padding-left="0.374cm" fo:padding-right="0.374cm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ortfolio-title">
      <style:graphic-properties fo:min-height="1.829cm" loext:decorative="false"/>
      <style:paragraph-properties style:writing-mode="lr-tb"/>
    </style:style>
    <style:style style:name="pr4" style:family="presentation" style:parent-style-name="Portfolio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Portfolio-title">
      <style:graphic-properties fo:min-height="2.751cm" loext:decorative="false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3.575cm" style:use-optimal-column-width="false"/>
    </style:style>
    <style:style style:name="co4" style:family="table-column">
      <style:table-column-properties style:column-width="2.797cm" style:use-optimal-column-width="false"/>
    </style:style>
    <style:style style:name="co5" style:family="table-column">
      <style:table-column-properties style:column-width="3.238cm" style:use-optimal-column-width="false"/>
    </style:style>
    <style:style style:name="co6" style:family="table-column">
      <style:table-column-properties style:column-width="3.199cm" style:use-optimal-column-width="false"/>
    </style:style>
    <style:style style:name="co7" style:family="table-column">
      <style:table-column-properties style:column-width="2.686cm" style:use-optimal-column-width="false"/>
    </style:style>
    <style:style style:name="co8" style:family="table-column">
      <style:table-column-properties style:column-width="4.297cm" style:use-optimal-column-width="false"/>
    </style:style>
    <style:style style:name="co9" style:family="table-column">
      <style:table-column-properties style:column-width="4.309cm" style:use-optimal-column-width="false"/>
    </style:style>
    <style:style style:name="co10" style:family="table-column">
      <style:table-column-properties style:column-width="2.59cm" style:use-optimal-column-width="false"/>
    </style:style>
    <style:style style:name="co11" style:family="table-column">
      <style:table-column-properties style:column-width="2.593cm" style:use-optimal-column-width="false"/>
    </style:style>
    <style:style style:name="ro1" style:family="table-row">
      <style:table-row-properties style:row-height="1.642cm" style:use-optimal-row-height="false"/>
    </style:style>
    <style:style style:name="ro2" style:family="table-row">
      <style:table-row-properties style:row-height="1.733cm" style:use-optimal-row-height="false"/>
    </style:style>
    <style:style style:name="ro3" style:family="table-row">
      <style:table-row-properties style:row-height="1.734cm" style:use-optimal-row-height="false"/>
    </style:style>
    <style:style style:name="ro4" style:family="table-row">
      <style:table-row-properties style:row-height="0.595cm" style:use-optimal-row-height="false"/>
    </style:style>
    <style:style style:name="ro5" style:family="table-row">
      <style:table-row-properties style:row-height="2.045cm" style:use-optimal-row-height="false"/>
    </style:style>
    <style:style style:name="ro6" style:family="table-row">
      <style:table-row-properties style:row-height="2.157cm" style:use-optimal-row-height="false"/>
    </style:style>
    <style:style style:name="ro7" style:family="table-row">
      <style:table-row-properties style:row-height="2.156cm" style:use-optimal-row-height="false"/>
    </style:style>
    <style:style style:name="ro8" style:family="table-row">
      <style:table-row-properties style:row-height="1.364cm" style:use-optimal-row-height="false"/>
    </style:style>
    <style:style style:name="ro9" style:family="table-row">
      <style:table-row-properties style:row-height="1.438cm" style:use-optimal-row-height="false"/>
    </style:style>
    <style:style style:name="ro10" style:family="table-row">
      <style:table-row-properties style:row-height="1.435cm" style:use-optimal-row-height="false"/>
    </style:style>
    <style:style style:name="ce1" style:family="table-cell">
      <style:paragraph-properties fo:text-align="center" fo:border="0.28pt solid #ffffff"/>
    </style:style>
    <style:style style:name="ce2" style:family="table-cell">
      <style:paragraph-properties fo:text-align="center" fo:border="0.28pt solid #ffffff"/>
      <style:text-properties fo:font-size="12pt" style:font-size-asian="12pt" style:font-size-complex="12pt"/>
    </style:style>
    <style:style style:name="ce3" style:family="table-cell">
      <style:paragraph-properties fo:text-align="center" fo:border="0.28pt solid #ffffff"/>
      <style:text-properties fo:font-size="10pt" style:font-size-asian="10pt" style:font-size-complex="10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-color="#158466"/>
      <style:paragraph-properties fo:text-align="center"/>
    </style:style>
    <style:style style:name="P11" style:family="paragraph">
      <loext:graphic-properties draw:fill-color="#ff972f"/>
      <style:paragraph-properties fo:text-align="center"/>
    </style:style>
    <style:style style:name="P12" style:family="paragraph">
      <loext:graphic-properties draw:fill="none" draw:fill-color="#ffffff"/>
      <style:text-properties fo:color="#ff0000" loext:opacity="100%"/>
    </style:style>
    <style:style style:name="P13" style:family="paragraph">
      <style:text-properties fo:color="#ffff00" loext:opacity="100%"/>
    </style:style>
    <style:style style:name="P14" style:family="paragraph">
      <loext:graphic-properties draw:fill="none" draw:fill-color="#ffffff"/>
      <style:text-properties fo:color="#ffff00" loext:opacity="100%"/>
    </style:style>
    <style:style style:name="P15" style:family="paragraph">
      <style:text-properties fo:color="#729fcf" loext:opacity="100%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729fcf" loext:opacity="100%" fo:font-weight="bold" style:font-weight-asian="bold" style:font-weight-complex="bold"/>
    </style:style>
    <style:style style:name="P17" style:family="paragraph">
      <style:text-properties fo:color="#00a933" loext:opacity="100%" fo:font-weight="bold" style:font-weight-asian="bold" style:font-weight-complex="bold"/>
    </style:style>
    <style:style style:name="P18" style:family="paragraph">
      <loext:graphic-properties draw:fill="none" draw:fill-color="#ffffff"/>
      <style:text-properties fo:color="#00a933" loext:opacity="100%"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loext:opacity="0%" style:font-name="Liberation Sans1" fo:font-size="10pt" style:letter-kerning="true" style:font-name-asian="Noto Sans CJK SC" style:font-size-asian="10pt" style:font-name-complex="Noto Sans Devanagari" style:font-size-complex="10pt"/>
    </style:style>
    <style:style style:name="T5" style:family="text">
      <style:text-properties fo:font-size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Liberation Serif" fo:font-size="40pt" style:font-name-asian="Liberation Serif" style:font-size-asian="40pt" style:font-name-complex="Liberation Serif" style:font-size-complex="40pt"/>
    </style:style>
    <style:style style:name="T8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9" style:family="text">
      <style:text-properties style:font-name="Liberation Serif" fo:font-size="26pt" style:font-name-asian="Liberation Serif" style:font-size-asian="26pt" style:font-name-complex="Liberation Serif" style:font-size-complex="26pt"/>
    </style:style>
    <style:style style:name="T10" style:family="text">
      <style:text-properties style:font-name="Liberation Sans" fo:font-size="40pt" style:font-name-asian="Liberation Sans" style:font-size-asian="40pt" style:font-name-complex="Liberation Sans" style:font-size-complex="40pt"/>
    </style:style>
    <style:style style:name="T11" style:family="text">
      <style:text-properties style:font-name="Liberation Sans" fo:font-size="21pt" style:font-name-asian="Liberation Sans" style:font-size-asian="21pt" style:font-name-complex="Liberation Sans" style:font-size-complex="21pt"/>
    </style:style>
    <style:style style:name="T12" style:family="text">
      <style:text-properties style:font-name="Liberation Serif" fo:font-size="32pt" style:font-name-asian="Liberation Serif" style:font-size-asian="32pt" style:font-name-complex="Liberation Serif" style:font-size-complex="32pt"/>
    </style:style>
    <style:style style:name="T13" style:family="text">
      <style:text-properties fo:color="#ff0000" loext:opacity="100%"/>
    </style:style>
    <style:style style:name="T14" style:family="text">
      <style:text-properties fo:color="#ffff00" loext:opacity="100%"/>
    </style:style>
    <style:style style:name="T15" style:family="text">
      <style:text-properties fo:color="#729fcf" loext:opacity="100%" fo:font-weight="bold" style:font-weight-asian="bold" style:font-weight-complex="bold"/>
    </style:style>
    <style:style style:name="T16" style:family="text">
      <style:text-properties fo:color="#00a933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13.156cm" svg:height="0.962cm" svg:x="7.36cm" svg:y="8.89cm">
          <draw:text-box>
            <text:p>Lecture 10 : Karnaugh Map for four variables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Karnaugh Map For Three Variables</text:p>
          </draw:text-box>
        </draw:frame>
        <draw:frame draw:style-name="gr3" draw:layer="layout" svg:width="14.098cm" svg:height="8.576cm" svg:x="6.993cm" svg:y="3.9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B\CD</text:p>
              </table:table-cell>
              <table:table-cell>
                <text:p text:style-name="P3">00</text:p>
              </table:table-cell>
              <table:table-cell>
                <text:p text:style-name="P3">01</text:p>
              </table:table-cell>
              <table:table-cell>
                <text:p text:style-name="P3">11</text:p>
              </table:table-cell>
              <table:table-cell>
                <text:p text:style-name="P3">10</text:p>
              </table:table-cell>
            </table:table-row>
            <table:table-row table:style-name="ro2" table:default-cell-style-name="ce1">
              <table:table-cell>
                <text:p text:style-name="P3">00</text:p>
              </table:table-cell>
              <table:table-cell>
                <text:p text:style-name="P3">m<text:span text:style-name="T1">0</text:span></text:p>
              </table:table-cell>
              <table:table-cell>
                <text:p text:style-name="P3">m<text:span text:style-name="T1">1</text:span></text:p>
              </table:table-cell>
              <table:table-cell>
                <text:p text:style-name="P3">m<text:span text:style-name="T1">3</text:span></text:p>
              </table:table-cell>
              <table:table-cell>
                <text:p text:style-name="P3">m<text:span text:style-name="T1">2</text:span></text:p>
              </table:table-cell>
            </table:table-row>
            <table:table-row table:style-name="ro3" table:default-cell-style-name="ce1">
              <table:table-cell>
                <text:p text:style-name="P3">01</text:p>
              </table:table-cell>
              <table:table-cell>
                <text:p text:style-name="P3">m<text:span text:style-name="T1">4</text:span></text:p>
              </table:table-cell>
              <table:table-cell>
                <text:p text:style-name="P3">m<text:span text:style-name="T1">5</text:span></text:p>
              </table:table-cell>
              <table:table-cell>
                <text:p text:style-name="P3">m<text:span text:style-name="T1">7</text:span></text:p>
              </table:table-cell>
              <table:table-cell>
                <text:p text:style-name="P3">m<text:span text:style-name="T1">6</text:span></text:p>
              </table:table-cell>
            </table:table-row>
            <table:table-row table:style-name="ro3" table:default-cell-style-name="ce1">
              <table:table-cell>
                <text:p text:style-name="P3">11</text:p>
              </table:table-cell>
              <table:table-cell>
                <text:p text:style-name="P3">m<text:span text:style-name="T1">12</text:span></text:p>
              </table:table-cell>
              <table:table-cell>
                <text:p text:style-name="P3">m<text:span text:style-name="T1">13</text:span></text:p>
              </table:table-cell>
              <table:table-cell>
                <text:p text:style-name="P3">m<text:span text:style-name="T1">15</text:span></text:p>
              </table:table-cell>
              <table:table-cell>
                <text:p text:style-name="P3">m<text:span text:style-name="T1">14</text:span></text:p>
              </table:table-cell>
            </table:table-row>
            <table:table-row table:style-name="ro3" table:default-cell-style-name="ce1">
              <table:table-cell>
                <text:p text:style-name="P3">10</text:p>
              </table:table-cell>
              <table:table-cell>
                <text:p text:style-name="P3">m<text:span text:style-name="T1">8</text:span></text:p>
              </table:table-cell>
              <table:table-cell>
                <text:p text:style-name="P3">m<text:span text:style-name="T1">9</text:span></text:p>
              </table:table-cell>
              <table:table-cell>
                <text:p text:style-name="P3">m<text:span text:style-name="T1">11</text:span></text:p>
              </table:table-cell>
              <table:table-cell>
                <text:p text:style-name="P3">m<text:span text:style-name="T1">1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ortfolio" presentation:presentation-page-layout-name="AL2T3">
        <office:forms form:automatic-focus="false" form:apply-design-mode="false"/>
        <draw:frame presentation:style-name="pr5" draw:layer="layout" svg:width="27.6cm" svg:height="2.751cm" svg:x="0.4cm" svg:y="0cm" presentation:class="title" presentation:user-transformed="true">
          <draw:text-box>
            <text:p>Max and minterms for four variables</text:p>
          </draw:text-box>
        </draw:frame>
        <draw:frame draw:style-name="gr3" draw:layer="layout" svg:width="19.069cm" svg:height="10.194cm" svg:x="4.195cm" svg:y="2.47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2">
              <table:table-cell>
                <text:p text:style-name="P4"><text:span text:style-name="T2">Maxterm</text:span></text:p>
              </table:table-cell>
              <table:table-cell>
                <text:p text:style-name="P4"><text:span text:style-name="T2">Minterm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B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D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0 = A+B+C+D</text:span></text:p>
              </table:table-cell>
              <table:table-cell>
                <text:p text:style-name="P5"><text:span text:style-name="T3">m0 = A’B’C’D’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 = A+B+C+D’</text:span></text:p>
              </table:table-cell>
              <table:table-cell>
                <text:p text:style-name="P5"><text:span text:style-name="T3">m1 = A’B’C’D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2 = A+B+C’+D</text:span></text:p>
              </table:table-cell>
              <table:table-cell>
                <text:p text:style-name="P5"><text:span text:style-name="T3">m2 = A’B’CD’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3 = A+B+C’+D’</text:span></text:p>
              </table:table-cell>
              <table:table-cell>
                <text:p text:style-name="P5"><text:span text:style-name="T3">m3 = A’B’CD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4 = A+B’+C+D</text:span></text:p>
              </table:table-cell>
              <table:table-cell>
                <text:p text:style-name="P5"><text:span text:style-name="T3">m4 = A’BC’D’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5 = A+B’+C+D’</text:span></text:p>
              </table:table-cell>
              <table:table-cell>
                <text:p text:style-name="P5"><text:span text:style-name="T4">m5 = </text:span><text:span text:style-name="T3">A’BC’D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6 = A+B’+C’+D</text:span></text:p>
              </table:table-cell>
              <table:table-cell>
                <text:p text:style-name="P5"><text:span text:style-name="T3">m6 = A’BCD’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7 = A+B’+C’+D’</text:span></text:p>
              </table:table-cell>
              <table:table-cell>
                <text:p text:style-name="P5"><text:span text:style-name="T3">m7 = A’BCD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8 = A’+B+C+D</text:span></text:p>
              </table:table-cell>
              <table:table-cell>
                <text:p text:style-name="P5"><text:span text:style-name="T3">m8 = AB’C’D’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9 = A’+B+C+D’</text:span></text:p>
              </table:table-cell>
              <table:table-cell>
                <text:p text:style-name="P5"><text:span text:style-name="T3">m9 = AB’C’D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0 = A’+B+C’+D</text:span></text:p>
              </table:table-cell>
              <table:table-cell>
                <text:p text:style-name="P5"><text:span text:style-name="T3">m10 = AB’CD’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1 = A’+B+C’+D’</text:span></text:p>
              </table:table-cell>
              <table:table-cell>
                <text:p text:style-name="P5"><text:span text:style-name="T3">m11 = AB’CD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2 = A’+B’+C+D</text:span></text:p>
              </table:table-cell>
              <table:table-cell>
                <text:p text:style-name="P5"><text:span text:style-name="T3">m12 = ABC’D’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3 = A’+B’+C+D’</text:span></text:p>
              </table:table-cell>
              <table:table-cell>
                <text:p text:style-name="P5"><text:span text:style-name="T4">m13 = </text:span><text:span text:style-name="T3">ABC’D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4 = A’+B’+C’+D</text:span></text:p>
              </table:table-cell>
              <table:table-cell>
                <text:p text:style-name="P5"><text:span text:style-name="T3">m14 = ABCD’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5 = A’+B’+C’+D’</text:span></text:p>
              </table:table-cell>
              <table:table-cell>
                <text:p text:style-name="P5"><text:span text:style-name="T3">m15 = ABCD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Practice</text:p>
          </draw:text-box>
        </draw:frame>
        <draw:frame draw:style-name="gr4" draw:text-style-name="P1" draw:layer="layout" svg:width="14.283cm" svg:height="0.962cm" svg:x="6.109cm" svg:y="2.528cm">
          <draw:text-box>
            <text:p>F = A’B’CD + AB’CD’ + A’BC’D + ABC’D’ + ABCD’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Practice</text:p>
          </draw:text-box>
        </draw:frame>
        <draw:frame draw:style-name="gr5" draw:text-style-name="P1" draw:layer="layout" svg:width="20.228cm" svg:height="0.962cm" svg:x="3.509cm" svg:y="2.528cm">
          <draw:text-box>
            <text:p>F = (A+B+C+D) (A’+B+C’+D’) (A’+B’+C’+D) (A+B’+C’+D’) (A’+B’+C+D)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3" draw:layer="layout" svg:width="21.496cm" svg:height="10.447cm" svg:x="3.257cm" svg:y="2.276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3"><text:span text:style-name="T5">AB\CD</text:span></text:p>
              </table:table-cell>
              <table:table-cell>
                <text:p text:style-name="P3"><text:span text:style-name="T5">00</text:span></text:p>
              </table:table-cell>
              <table:table-cell>
                <text:p text:style-name="P3"><text:span text:style-name="T5">01</text:span></text:p>
              </table:table-cell>
              <table:table-cell>
                <text:p text:style-name="P3"><text:span text:style-name="T5">11</text:span></text:p>
              </table:table-cell>
              <table:table-cell>
                <text:p text:style-name="P3"><text:span text:style-name="T5">10</text:span></text:p>
              </table:table-cell>
            </table:table-row>
            <table:table-row table:style-name="ro5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1">
              <table:table-cell>
                <text:p text:style-name="P3"><text:span text:style-name="T5">11</text:span></text:p>
              </table:table-cell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 text:style-name="P3"><text:span text:style-name="T5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6" draw:text-style-name="P1" draw:layer="layout" svg:width="11.646cm" svg:height="1.813cm" svg:x="6.937cm" svg:y="2.201cm">
          <draw:text-box>
            <text:p><text:span text:style-name="T6">F</text:span> = <text:span text:style-name="T7">Σ</text:span><text:span text:style-name="T8">m </text:span><text:span text:style-name="T9">(2,3,6,7,8,10,11,13,14)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7" draw:text-style-name="P1" draw:layer="layout" svg:width="8.752cm" svg:height="1.826cm" svg:x="8.637cm" svg:y="2.102cm">
          <draw:text-box>
            <text:p><text:span text:style-name="T6">F</text:span> = <text:span text:style-name="T10">Π</text:span><text:span text:style-name="T11">M</text:span><text:span text:style-name="T8"> </text:span><text:span text:style-name="T9">(4,6,11,14,15)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Don’t Care</text:p>
          </draw:text-box>
        </draw:frame>
        <draw:frame draw:style-name="gr8" draw:text-style-name="P1" draw:layer="layout" svg:width="13.035cm" svg:height="1.813cm" svg:x="6.937cm" svg:y="2.202cm">
          <draw:text-box>
            <text:p><text:span text:style-name="T6">F</text:span> = <text:span text:style-name="T7">Σ</text:span><text:span text:style-name="T8">m </text:span><text:span text:style-name="T9">(1,5,6,12,13,14) </text:span><text:span text:style-name="T12">+ d(2,4)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Five variable K-Map</text:p>
          </draw:text-box>
        </draw:frame>
        <draw:frame draw:style-name="gr3" draw:layer="layout" svg:width="12.952cm" svg:height="6.964cm" svg:x="0.658cm" svg:y="3.877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8" table:default-cell-style-name="ce1">
              <table:table-cell>
                <text:p text:style-name="P3"><text:span text:style-name="T5">BC\DE</text:span></text:p>
              </table:table-cell>
              <table:table-cell>
                <text:p text:style-name="P3"><text:span text:style-name="T5">00</text:span></text:p>
              </table:table-cell>
              <table:table-cell>
                <text:p text:style-name="P3"><text:span text:style-name="T5">01</text:span></text:p>
              </table:table-cell>
              <table:table-cell>
                <text:p text:style-name="P3"><text:span text:style-name="T5">11</text:span></text:p>
              </table:table-cell>
              <table:table-cell>
                <text:p text:style-name="P3"><text:span text:style-name="T5">10</text:span></text:p>
              </table:table-cell>
            </table:table-row>
            <table:table-row table:style-name="ro8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9" table:default-cell-style-name="ce1">
              <table:table-cell>
                <text:p text:style-name="P3"><text:span text:style-name="T5">11</text:span></text:p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1">
              <table:table-cell>
                <text:p text:style-name="P3"><text:span text:style-name="T5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3" draw:layer="layout" svg:width="12.952cm" svg:height="6.964cm" svg:x="14.459cm" svg:y="3.878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8" table:default-cell-style-name="ce1">
              <table:table-cell>
                <text:p text:style-name="P3"><text:span text:style-name="T5">BC\DE</text:span></text:p>
              </table:table-cell>
              <table:table-cell>
                <text:p text:style-name="P3"><text:span text:style-name="T5">00</text:span></text:p>
              </table:table-cell>
              <table:table-cell>
                <text:p text:style-name="P3"><text:span text:style-name="T5">01</text:span></text:p>
              </table:table-cell>
              <table:table-cell>
                <text:p text:style-name="P3"><text:span text:style-name="T5">11</text:span></text:p>
              </table:table-cell>
              <table:table-cell>
                <text:p text:style-name="P3"><text:span text:style-name="T5">10</text:span></text:p>
              </table:table-cell>
            </table:table-row>
            <table:table-row table:style-name="ro8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9" table:default-cell-style-name="ce1">
              <table:table-cell>
                <text:p text:style-name="P3"><text:span text:style-name="T5">11</text:span></text:p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1">
              <table:table-cell>
                <text:p text:style-name="P3"><text:span text:style-name="T5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9" draw:text-style-name="P1" draw:layer="layout" svg:width="1.65cm" svg:height="0.962cm" svg:x="6.615cm" svg:y="2.684cm">
          <draw:text-box>
            <text:p>A=0</text:p>
          </draw:text-box>
        </draw:frame>
        <draw:frame draw:style-name="gr9" draw:text-style-name="P1" draw:layer="layout" svg:width="1.65cm" svg:height="0.962cm" svg:x="20.515cm" svg:y="2.684cm">
          <draw:text-box>
            <text:p>A=1</text:p>
          </draw:text-box>
        </draw:frame>
        <draw:custom-shape draw:style-name="gr10" draw:text-style-name="P7" draw:layer="layout" svg:width="0.999cm" svg:height="0.999cm" svg:x="4.0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999cm" svg:height="0.999cm" svg:x="17.6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99cm" svg:height="0.999cm" svg:x="11.8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99cm" svg:height="0.999cm" svg:x="25.6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999cm" svg:height="0.999cm" svg:x="4.08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999cm" svg:height="0.999cm" svg:x="11.88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999cm" svg:height="0.999cm" svg:x="17.68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999cm" svg:height="0.999cm" svg:x="25.68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999cm" svg:height="0.999cm" svg:x="6.58cm" svg:y="6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999cm" svg:height="0.999cm" svg:x="9.18cm" svg:y="6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999cm" svg:height="0.999cm" svg:x="6.58cm" svg:y="8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999cm" svg:height="0.999cm" svg:x="9.18cm" svg:y="8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999cm" svg:height="0.999cm" svg:x="20.48cm" svg:y="6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999cm" svg:height="0.999cm" svg:x="23.08cm" svg:y="6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999cm" svg:height="0.999cm" svg:x="20.48cm" svg:y="8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999cm" svg:height="0.999cm" svg:x="23.08cm" svg:y="8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999cm" svg:height="0.999cm" svg:x="4.0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999cm" svg:height="0.999cm" svg:x="6.58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999cm" svg:height="0.999cm" svg:x="9.2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999cm" svg:height="0.999cm" svg:x="11.78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999cm" svg:height="0.999cm" svg:x="17.8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999cm" svg:height="0.999cm" svg:x="20.38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999cm" svg:height="0.999cm" svg:x="23.0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999cm" svg:height="0.999cm" svg:x="25.58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Five variable K-Map</text:p>
          </draw:text-box>
        </draw:frame>
        <draw:frame draw:style-name="gr3" draw:layer="layout" svg:width="12.952cm" svg:height="6.964cm" svg:x="0.658cm" svg:y="3.877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8" table:default-cell-style-name="ce1">
              <table:table-cell>
                <text:p text:style-name="P3"><text:span text:style-name="T5">BC\DE</text:span></text:p>
              </table:table-cell>
              <table:table-cell>
                <text:p text:style-name="P3"><text:span text:style-name="T5">00</text:span></text:p>
              </table:table-cell>
              <table:table-cell>
                <text:p text:style-name="P3"><text:span text:style-name="T5">01</text:span></text:p>
              </table:table-cell>
              <table:table-cell>
                <text:p text:style-name="P3"><text:span text:style-name="T5">11</text:span></text:p>
              </table:table-cell>
              <table:table-cell>
                <text:p text:style-name="P3"><text:span text:style-name="T5">10</text:span></text:p>
              </table:table-cell>
            </table:table-row>
            <table:table-row table:style-name="ro8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9" table:default-cell-style-name="ce1">
              <table:table-cell>
                <text:p text:style-name="P3"><text:span text:style-name="T5">11</text:span></text:p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1">
              <table:table-cell>
                <text:p text:style-name="P3"><text:span text:style-name="T5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3" draw:layer="layout" svg:width="12.952cm" svg:height="6.964cm" svg:x="14.459cm" svg:y="3.878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8" table:default-cell-style-name="ce1">
              <table:table-cell>
                <text:p text:style-name="P3"><text:span text:style-name="T5">BC\DE</text:span></text:p>
              </table:table-cell>
              <table:table-cell>
                <text:p text:style-name="P3"><text:span text:style-name="T5">00</text:span></text:p>
              </table:table-cell>
              <table:table-cell>
                <text:p text:style-name="P3"><text:span text:style-name="T5">01</text:span></text:p>
              </table:table-cell>
              <table:table-cell>
                <text:p text:style-name="P3"><text:span text:style-name="T5">11</text:span></text:p>
              </table:table-cell>
              <table:table-cell>
                <text:p text:style-name="P3"><text:span text:style-name="T5">10</text:span></text:p>
              </table:table-cell>
            </table:table-row>
            <table:table-row table:style-name="ro8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9" table:default-cell-style-name="ce1">
              <table:table-cell>
                <text:p text:style-name="P3"><text:span text:style-name="T5">11</text:span></text:p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1">
              <table:table-cell>
                <text:p text:style-name="P3"><text:span text:style-name="T5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9" draw:text-style-name="P1" draw:layer="layout" svg:width="1.65cm" svg:height="0.962cm" svg:x="6.615cm" svg:y="2.684cm">
          <draw:text-box>
            <text:p>A=0</text:p>
          </draw:text-box>
        </draw:frame>
        <draw:frame draw:style-name="gr9" draw:text-style-name="P1" draw:layer="layout" svg:width="1.65cm" svg:height="0.962cm" svg:x="20.515cm" svg:y="2.684cm">
          <draw:text-box>
            <text:p>A=1</text:p>
          </draw:text-box>
        </draw:frame>
        <draw:custom-shape draw:style-name="gr11" draw:text-style-name="P8" draw:layer="layout" svg:width="0.999cm" svg:height="0.999cm" svg:x="11.8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99cm" svg:height="0.999cm" svg:x="9.2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99cm" svg:height="0.999cm" svg:x="11.88cm" svg:y="9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99cm" svg:height="0.999cm" svg:x="9.28cm" svg:y="9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99cm" svg:height="0.999cm" svg:x="25.78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99cm" svg:height="0.999cm" svg:x="23.18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99cm" svg:height="0.999cm" svg:x="25.7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99cm" svg:height="0.999cm" svg:x="23.1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999cm" svg:height="0.999cm" svg:x="3.98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999cm" svg:height="0.999cm" svg:x="6.68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999cm" svg:height="0.999cm" svg:x="3.981cm" svg:y="8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999cm" svg:height="0.999cm" svg:x="6.681cm" svg:y="8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999cm" svg:height="0.999cm" svg:x="17.88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999cm" svg:height="0.999cm" svg:x="20.58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999cm" svg:height="0.999cm" svg:x="17.881cm" svg:y="8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999cm" svg:height="0.999cm" svg:x="20.581cm" svg:y="8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385cm" svg:height="0.962cm" svg:x="2.273cm" svg:y="12.074cm">
          <draw:text-box>
            <text:p>2, 4, 8, 16, 32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Five variable K-Map</text:p>
          </draw:text-box>
        </draw:frame>
        <draw:frame draw:style-name="gr3" draw:layer="layout" svg:width="12.952cm" svg:height="6.964cm" svg:x="0.658cm" svg:y="3.877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8" table:default-cell-style-name="ce1">
              <table:table-cell>
                <text:p text:style-name="P3"><text:span text:style-name="T5">BC\DE</text:span></text:p>
              </table:table-cell>
              <table:table-cell>
                <text:p text:style-name="P3"><text:span text:style-name="T5">00</text:span></text:p>
              </table:table-cell>
              <table:table-cell>
                <text:p text:style-name="P3"><text:span text:style-name="T5">01</text:span></text:p>
              </table:table-cell>
              <table:table-cell>
                <text:p text:style-name="P3"><text:span text:style-name="T5">11</text:span></text:p>
              </table:table-cell>
              <table:table-cell>
                <text:p text:style-name="P3"><text:span text:style-name="T5">10</text:span></text:p>
              </table:table-cell>
            </table:table-row>
            <table:table-row table:style-name="ro8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9" table:default-cell-style-name="ce1">
              <table:table-cell>
                <text:p text:style-name="P3"><text:span text:style-name="T5">11</text:span></text:p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1">
              <table:table-cell>
                <text:p text:style-name="P3"><text:span text:style-name="T5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3" draw:layer="layout" svg:width="12.952cm" svg:height="6.964cm" svg:x="14.459cm" svg:y="3.878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8" table:default-cell-style-name="ce1">
              <table:table-cell>
                <text:p text:style-name="P3"><text:span text:style-name="T5">BC\DE</text:span></text:p>
              </table:table-cell>
              <table:table-cell>
                <text:p text:style-name="P3"><text:span text:style-name="T5">00</text:span></text:p>
              </table:table-cell>
              <table:table-cell>
                <text:p text:style-name="P3"><text:span text:style-name="T5">01</text:span></text:p>
              </table:table-cell>
              <table:table-cell>
                <text:p text:style-name="P3"><text:span text:style-name="T5">11</text:span></text:p>
              </table:table-cell>
              <table:table-cell>
                <text:p text:style-name="P3"><text:span text:style-name="T5">10</text:span></text:p>
              </table:table-cell>
            </table:table-row>
            <table:table-row table:style-name="ro8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9" table:default-cell-style-name="ce1">
              <table:table-cell>
                <text:p text:style-name="P3"><text:span text:style-name="T5">11</text:span></text:p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1">
              <table:table-cell>
                <text:p text:style-name="P3"><text:span text:style-name="T5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9" draw:text-style-name="P1" draw:layer="layout" svg:width="1.65cm" svg:height="0.962cm" svg:x="6.615cm" svg:y="2.684cm">
          <draw:text-box>
            <text:p>A=0</text:p>
          </draw:text-box>
        </draw:frame>
        <draw:frame draw:style-name="gr9" draw:text-style-name="P1" draw:layer="layout" svg:width="1.65cm" svg:height="0.962cm" svg:x="20.515cm" svg:y="2.684cm">
          <draw:text-box>
            <text:p>A=1</text:p>
          </draw:text-box>
        </draw:frame>
        <draw:frame draw:style-name="gr6" draw:text-style-name="P1" draw:layer="layout" svg:width="20.407cm" svg:height="1.813cm" svg:x="3.848cm" svg:y="12.113cm">
          <draw:text-box>
            <text:p><text:span text:style-name="T6">F</text:span> = <text:span text:style-name="T7">Σ</text:span><text:span text:style-name="T8">m </text:span><text:span text:style-name="T9">(0,1,2,4,7,8,12,14,15,16,17,18,20,24,28,30,31)</text:span></text:p>
          </draw:text-box>
        </draw:frame>
        <draw:frame draw:style-name="gr9" draw:text-style-name="P1" draw:layer="layout" svg:width="12.258cm" svg:height="0.962cm" svg:x="4.621cm" svg:y="14.571cm">
          <draw:text-box>
            <text:p>F = D’E’ + BCD + B’C’E’ + B’C’D’ + A’CDE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Don’t Care</text:p>
          </draw:text-box>
        </draw:frame>
        <draw:frame draw:style-name="gr8" draw:text-style-name="P1" draw:layer="layout" svg:width="23.961cm" svg:height="1.813cm" svg:x="2.037cm" svg:y="2.202cm">
          <draw:text-box>
            <text:p><text:span text:style-name="T6">F</text:span> = <text:span text:style-name="T7">Σ</text:span><text:span text:style-name="T8">m </text:span><text:span text:style-name="T9">(6,9,13,18,19,25,27,29,31) </text:span><text:span text:style-name="T12">+ d(2,3,11,15,17,24,28)</text:span></text:p>
          </draw:text-box>
        </draw:frame>
        <draw:frame draw:style-name="gr3" draw:layer="layout" svg:width="12.952cm" svg:height="6.964cm" svg:x="0.659cm" svg:y="4.878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8" table:default-cell-style-name="ce1">
              <table:table-cell>
                <text:p text:style-name="P3"><text:span text:style-name="T5">BC\DE</text:span></text:p>
              </table:table-cell>
              <table:table-cell>
                <text:p text:style-name="P3"><text:span text:style-name="T5">00</text:span></text:p>
              </table:table-cell>
              <table:table-cell>
                <text:p text:style-name="P3"><text:span text:style-name="T5">01</text:span></text:p>
              </table:table-cell>
              <table:table-cell>
                <text:p text:style-name="P3"><text:span text:style-name="T5">11</text:span></text:p>
              </table:table-cell>
              <table:table-cell>
                <text:p text:style-name="P3"><text:span text:style-name="T5">10</text:span></text:p>
              </table:table-cell>
            </table:table-row>
            <table:table-row table:style-name="ro8" table:default-cell-style-name="ce1">
              <table:table-cell>
                <text:p text:style-name="P3">00</text:p>
              </table:table-cell>
              <table:table-cell/>
              <table:table-cell/>
              <table:table-cell>
                <text:p text:style-name="P3">x</text:p>
              </table:table-cell>
              <table:table-cell>
                <text:p text:style-name="P3">x</text:p>
              </table:table-cell>
            </table:table-row>
            <table:table-row table:style-name="ro8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>
                <text:p text:style-name="P3">1</text:p>
              </table:table-cell>
            </table:table-row>
            <table:table-row table:style-name="ro9" table:default-cell-style-name="ce1">
              <table:table-cell>
                <text:p text:style-name="P3"><text:span text:style-name="T5">11</text:span></text:p>
              </table:table-cell>
              <table:table-cell/>
              <table:table-cell>
                <text:p text:style-name="P3">1</text:p>
              </table:table-cell>
              <table:table-cell>
                <text:p text:style-name="P3">x</text:p>
              </table:table-cell>
              <table:table-cell/>
            </table:table-row>
            <table:table-row table:style-name="ro10" table:default-cell-style-name="ce1">
              <table:table-cell>
                <text:p text:style-name="P3"><text:span text:style-name="T5">10</text:span></text:p>
              </table:table-cell>
              <table:table-cell/>
              <table:table-cell>
                <text:p text:style-name="P3">1</text:p>
              </table:table-cell>
              <table:table-cell>
                <text:p text:style-name="P3">x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3" draw:layer="layout" svg:width="12.952cm" svg:height="6.964cm" svg:x="14.311cm" svg:y="4.991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8" table:default-cell-style-name="ce1">
              <table:table-cell>
                <text:p text:style-name="P3"><text:span text:style-name="T5">BC\DE</text:span></text:p>
              </table:table-cell>
              <table:table-cell>
                <text:p text:style-name="P3"><text:span text:style-name="T5">00</text:span></text:p>
              </table:table-cell>
              <table:table-cell>
                <text:p text:style-name="P3"><text:span text:style-name="T5">01</text:span></text:p>
              </table:table-cell>
              <table:table-cell>
                <text:p text:style-name="P3"><text:span text:style-name="T5">11</text:span></text:p>
              </table:table-cell>
              <table:table-cell>
                <text:p text:style-name="P3"><text:span text:style-name="T5">10</text:span></text:p>
              </table:table-cell>
            </table:table-row>
            <table:table-row table:style-name="ro8" table:default-cell-style-name="ce1">
              <table:table-cell>
                <text:p text:style-name="P3">00</text:p>
              </table:table-cell>
              <table:table-cell/>
              <table:table-cell>
                <text:p text:style-name="P3">x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  <table:table-row table:style-name="ro8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9" table:default-cell-style-name="ce1">
              <table:table-cell>
                <text:p text:style-name="P3"><text:span text:style-name="T5">11</text:span></text:p>
              </table:table-cell>
              <table:table-cell>
                <text:p text:style-name="P3">x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/>
            </table:table-row>
            <table:table-row table:style-name="ro10" table:default-cell-style-name="ce1">
              <table:table-cell>
                <text:p text:style-name="P3"><text:span text:style-name="T5">10</text:span></text:p>
              </table:table-cell>
              <table:table-cell>
                <text:p text:style-name="P3">x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9" draw:text-style-name="P1" draw:layer="layout" svg:width="1.65cm" svg:height="0.962cm" svg:x="6.615cm" svg:y="3.884cm">
          <draw:text-box>
            <text:p>A=0</text:p>
          </draw:text-box>
        </draw:frame>
        <draw:frame draw:style-name="gr9" draw:text-style-name="P1" draw:layer="layout" svg:width="1.65cm" svg:height="0.962cm" svg:x="20.515cm" svg:y="3.884cm">
          <draw:text-box>
            <text:p>A=1</text:p>
          </draw:text-box>
        </draw:frame>
        <draw:custom-shape draw:style-name="gr15" draw:text-style-name="P3" draw:layer="layout" svg:width="4.785cm" svg:height="3.666cm" svg:x="19.81cm" svg:y="8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4.785cm" svg:height="3.666cm" svg:x="6.01cm" svg:y="8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1.349cm" svg:height="0.962cm" svg:x="7.258cm" svg:y="12.59cm">
          <draw:text-box>
            <text:p><text:span text:style-name="T13">BE</text:span></text:p>
          </draw:text-box>
        </draw:frame>
        <draw:custom-shape draw:style-name="gr16" draw:text-style-name="P3" draw:layer="layout" svg:width="4.785cm" svg:height="3.666cm" svg:x="17.01cm" svg:y="8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1.808cm" svg:height="0.962cm" svg:x="18.471cm" svg:y="12.592cm">
          <draw:text-box>
            <text:p text:style-name="P13"><text:span text:style-name="T14">ABD</text:span></text:p>
          </draw:text-box>
        </draw:frame>
        <draw:custom-shape draw:style-name="gr17" draw:text-style-name="P3" draw:layer="layout" svg:width="4.785cm" svg:height="2.117cm" svg:x="22.41cm" svg:y="5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4.785cm" svg:height="2.117cm" svg:x="8.81cm" svg:y="5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6" draw:layer="layout" svg:width="2.231cm" svg:height="0.962cm" svg:x="24.056cm" svg:y="12.594cm">
          <draw:text-box>
            <text:p text:style-name="P15"><text:span text:style-name="T15">B’C’D</text:span></text:p>
          </draw:text-box>
        </draw:frame>
        <draw:custom-shape draw:style-name="gr18" draw:text-style-name="P3" draw:layer="layout" svg:width="4.785cm" svg:height="2.117cm" draw:transform="rotate (-1.52000724556186) translate (13.237cm 5.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2.796cm" svg:height="0.962cm" svg:x="11.456cm" svg:y="12.612cm">
          <draw:text-box>
            <text:p text:style-name="P17"><text:span text:style-name="T16">A’B’DE’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opacity="0%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1DT11M19S</meta:editing-duration>
    <meta:editing-cycles>146</meta:editing-cycles>
    <meta:generator>LibreOffice/24.8.7.2$Linux_X86_64 LibreOffice_project/480$Build-2</meta:generator>
    <dc:title>Portfolio</dc:title>
    <dc:date>2025-09-04T17:30:15.937155533</dc:date>
    <meta:document-statistic meta:object-count="191"/>
  </office:meta>
</office:document-meta>
</file>